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517" table:style-name="ce25">
            <text:p>8517</text:p>
          </table:table-cell>
          <table:table-cell office:value-type="float" office:value="7557.31" table:style-name="ce43">
            <text:p>7557.31</text:p>
          </table:table-cell>
          <table:table-cell office:value-type="float" office:value="14683" table:style-name="ce42">
            <text:p>14683</text:p>
          </table:table-cell>
          <table:table-cell office:value-type="float" office:value="13448.370000000012" table:style-name="ce49">
            <text:p>13448.37</text:p>
          </table:table-cell>
          <table:table-cell office:value-type="float" office:value="8043" table:style-name="ce48">
            <text:p>8043</text:p>
          </table:table-cell>
          <table:table-cell office:value-type="float" office:value="7771.3200000000015" table:style-name="ce127">
            <text:p>7771.32</text:p>
          </table:table-cell>
          <table:table-cell office:value-type="float" office:value="2850" table:style-name="ce126">
            <text:p>2850</text:p>
          </table:table-cell>
          <table:table-cell office:value-type="float" office:value="2783.690000000001" table:style-name="ce133">
            <text:p>2783.69</text:p>
          </table:table-cell>
          <table:table-cell office:value-type="float" office:value="270" table:style-name="ce132">
            <text:p>270</text:p>
          </table:table-cell>
          <table:table-cell office:value-type="float" office:value="266.10000000000002" table:style-name="ce145">
            <text:p>266.1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97">
            <text:p>2.00</text:p>
          </table:table-cell>
          <table:table-cell office:value-type="float" office:value="34365" table:content-validation-name="val2" table:style-name="ce109">
            <text:p>34,365</text:p>
          </table:table-cell>
          <table:table-cell office:value-type="float" office:value="31828.790000000015" table:content-validation-name="val2" table:style-name="ce108">
            <text:p>31,828.79</text:p>
          </table:table-cell>
          <table:table-cell office:value-type="float" office:value="1472" table:style-name="ce96">
            <text:p>1472</text:p>
          </table:table-cell>
          <table:table-cell office:value-type="float" office:value="1399.429999999998" table:style-name="ce79">
            <text:p>1399.43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472" table:style-name="ce112">
            <text:p>1,472</text:p>
          </table:table-cell>
          <table:table-cell office:value-type="float" office:value="1399.429999999998" table:style-name="ce119">
            <text:p>1,399.43</text:p>
          </table:table-cell>
          <table:table-cell office:value-type="float" office:value="35837" table:content-validation-name="val2" table:style-name="ce113">
            <text:p>35,837</text:p>
          </table:table-cell>
          <table:table-cell office:value-type="float" office:value="33228.220000000016" table:content-validation-name="val2" table:style-name="ce114">
            <text:p>33,228.22</text:p>
          </table:table-cell>
          <table:table-cell office:value-type="currency" office:value="82719210.359999999" table:content-validation-name="val1" table:style-name="ce12">
            <text:p>£82,719,210.36</text:p>
          </table:table-cell>
          <table:table-cell office:value-type="currency" office:value="11214138.020000007" table:content-validation-name="val1" table:style-name="ce12">
            <text:p>£11,214,138.02</text:p>
          </table:table-cell>
          <table:table-cell office:value-type="currency" office:value="368376.45" table:content-validation-name="val1" table:style-name="ce12">
            <text:p>£368,376.45</text:p>
          </table:table-cell>
          <table:table-cell office:value-type="currency" office:value="488699.12" table:content-validation-name="val1" table:style-name="ce12">
            <text:p>£488,699.12</text:p>
          </table:table-cell>
          <table:table-cell office:value-type="currency" office:value="23240007.510000002" table:content-validation-name="val1" table:style-name="ce12">
            <text:p>£23,240,007.51</text:p>
          </table:table-cell>
          <table:table-cell office:value-type="currency" office:value="8957508.7700000014" table:content-validation-name="val1" table:style-name="ce12">
            <text:p>£8,957,508.77</text:p>
          </table:table-cell>
          <table:table-cell office:value-type="currency" office:value="126987940.23000002" table:style-name="ce13">
            <text:p>£126,987,940.23</text:p>
          </table:table-cell>
          <table:table-cell office:value-type="currency" office:value="6201563.5499999998" table:content-validation-name="val1" table:style-name="ce14">
            <text:p>£6,201,563.55</text:p>
          </table:table-cell>
          <table:table-cell office:value-type="currency" office:value="-385279.42999999976" table:content-validation-name="val1" table:style-name="ce14">
            <text:p>-£385,279.43</text:p>
          </table:table-cell>
          <table:table-cell office:value-type="currency" office:value="5816284.1200000001" table:style-name="ce13">
            <text:p>£5,816,284.12</text:p>
          </table:table-cell>
          <table:table-cell office:value-type="currency" office:value="132804224.35000002" table:style-name="ce15">
            <text:p>£132,804,224.35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6" table:style-name="ce26">
            <text:p>366</text:p>
          </table:table-cell>
          <table:table-cell office:value-type="float" office:value="291.06099999999964" table:style-name="ce44">
            <text:p>291.06</text:p>
          </table:table-cell>
          <table:table-cell office:value-type="float" office:value="279" table:style-name="ce45">
            <text:p>279</text:p>
          </table:table-cell>
          <table:table-cell office:value-type="float" office:value="250.42" table:style-name="ce50">
            <text:p>250.42</text:p>
          </table:table-cell>
          <table:table-cell office:value-type="float" office:value="343" table:style-name="ce51">
            <text:p>343</text:p>
          </table:table-cell>
          <table:table-cell office:value-type="float" office:value="326.08" table:style-name="ce128">
            <text:p>326.08</text:p>
          </table:table-cell>
          <table:table-cell office:value-type="float" office:value="56" table:style-name="ce129">
            <text:p>56</text:p>
          </table:table-cell>
          <table:table-cell office:value-type="float" office:value="54.59" table:style-name="ce134">
            <text:p>54.59</text:p>
          </table:table-cell>
          <table:table-cell office:value-type="float" office:value="9" table:style-name="ce135">
            <text:p>9</text:p>
          </table:table-cell>
          <table:table-cell office:value-type="float" office:value="9" table:style-name="ce146">
            <text:p>9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59" table:content-validation-name="val2" table:style-name="ce109">
            <text:p>1,059</text:p>
          </table:table-cell>
          <table:table-cell office:value-type="float" office:value="931.94099999999969" table:content-validation-name="val2" table:style-name="ce108">
            <text:p>931.94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74">
            <text:p>3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9">
            <text:p>3.00</text:p>
          </table:table-cell>
          <table:table-cell office:value-type="float" office:value="1062" table:content-validation-name="val2" table:style-name="ce113">
            <text:p>1,062</text:p>
          </table:table-cell>
          <table:table-cell office:value-type="float" office:value="934.94099999999969" table:content-validation-name="val2" table:style-name="ce114">
            <text:p>934.94</text:p>
          </table:table-cell>
          <table:table-cell office:value-type="currency" office:value="2160078.46" table:content-validation-name="val1" table:style-name="ce12">
            <text:p>£2,160,078.46</text:p>
          </table:table-cell>
          <table:table-cell office:value-type="currency" office:value="29681.74" table:content-validation-name="val1" table:style-name="ce12">
            <text:p>£29,681.7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4612.629999999997" table:content-validation-name="val1" table:style-name="ce12">
            <text:p>£34,612.63</text:p>
          </table:table-cell>
          <table:table-cell office:value-type="currency" office:value="574137.25" table:content-validation-name="val1" table:style-name="ce12">
            <text:p>£574,137.25</text:p>
          </table:table-cell>
          <table:table-cell office:value-type="currency" office:value="210216.63" table:content-validation-name="val1" table:style-name="ce12">
            <text:p>£210,216.63</text:p>
          </table:table-cell>
          <table:table-cell office:value-type="currency" office:value="3008726.71" table:style-name="ce13">
            <text:p>£3,008,726.71</text:p>
          </table:table-cell>
          <table:table-cell office:value-type="currency" office:value="46366.32" table:content-validation-name="val1" table:style-name="ce14">
            <text:p>£46,366.32</text:p>
          </table:table-cell>
          <table:table-cell office:value-type="currency" office:value="38137.870000000003" table:content-validation-name="val1" table:style-name="ce14">
            <text:p>£38,137.87</text:p>
          </table:table-cell>
          <table:table-cell office:value-type="currency" office:value="84504.19" table:style-name="ce13">
            <text:p>£84,504.19</text:p>
          </table:table-cell>
          <table:table-cell office:value-type="currency" office:value="3093230.9" table:style-name="ce15">
            <text:p>£3,093,230.9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4" table:style-name="ce27">
            <text:p>194</text:p>
          </table:table-cell>
          <table:table-cell office:value-type="float" office:value="188.1" table:style-name="ce46">
            <text:p>188.10</text:p>
          </table:table-cell>
          <table:table-cell office:value-type="float" office:value="477" table:style-name="ce47">
            <text:p>477</text:p>
          </table:table-cell>
          <table:table-cell office:value-type="float" office:value="462.4" table:style-name="ce52">
            <text:p>462.40</text:p>
          </table:table-cell>
          <table:table-cell office:value-type="float" office:value="265" table:style-name="ce53">
            <text:p>265</text:p>
          </table:table-cell>
          <table:table-cell office:value-type="float" office:value="255.7" table:style-name="ce130">
            <text:p>255.7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3" table:style-name="ce137">
            <text:p>13</text:p>
          </table:table-cell>
          <table:table-cell office:value-type="float" office:value="12.6" table:style-name="ce148">
            <text:p>12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997" table:content-validation-name="val2" table:style-name="ce109">
            <text:p>997</text:p>
          </table:table-cell>
          <table:table-cell office:value-type="float" office:value="960.7" table:content-validation-name="val2" table:style-name="ce108">
            <text:p>960.70</text:p>
          </table:table-cell>
          <table:table-cell office:value-type="float" office:value="20" table:style-name="ce100">
            <text:p>20</text:p>
          </table:table-cell>
          <table:table-cell office:value-type="float" office:value="20" table:style-name="ce82">
            <text:p>20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3" table:style-name="ce65">
            <text:p>3</text:p>
          </table:table-cell>
          <table:table-cell office:value-type="float" office:value="1.1000000000000001" table:style-name="ce76">
            <text:p>1.1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3" table:style-name="ce112">
            <text:p>23</text:p>
          </table:table-cell>
          <table:table-cell office:value-type="float" office:value="21.1" table:style-name="ce119">
            <text:p>21.10</text:p>
          </table:table-cell>
          <table:table-cell office:value-type="float" office:value="1020" table:content-validation-name="val2" table:style-name="ce113">
            <text:p>1,020</text:p>
          </table:table-cell>
          <table:table-cell office:value-type="float" office:value="981.80000000000007" table:content-validation-name="val2" table:style-name="ce114">
            <text:p>981.80</text:p>
          </table:table-cell>
          <table:table-cell office:value-type="currency" office:value="2773996.67" table:content-validation-name="val1" table:style-name="ce12">
            <text:p>£2,773,996.67</text:p>
          </table:table-cell>
          <table:table-cell office:value-type="currency" office:value="116902" table:content-validation-name="val1" table:style-name="ce12">
            <text:p>£116,90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2925" table:content-validation-name="val1" table:style-name="ce12">
            <text:p>£32,925.00</text:p>
          </table:table-cell>
          <table:table-cell office:value-type="currency" office:value="734742" table:content-validation-name="val1" table:style-name="ce12">
            <text:p>£734,742.00</text:p>
          </table:table-cell>
          <table:table-cell office:value-type="currency" office:value="320917" table:content-validation-name="val1" table:style-name="ce12">
            <text:p>£320,917.00</text:p>
          </table:table-cell>
          <table:table-cell office:value-type="currency" office:value="3979482.67" table:style-name="ce13">
            <text:p>£3,979,482.67</text:p>
          </table:table-cell>
          <table:table-cell office:value-type="currency" office:value="86231" table:content-validation-name="val1" table:style-name="ce14">
            <text:p>£86,231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6231" table:style-name="ce13">
            <text:p>£86,231.00</text:p>
          </table:table-cell>
          <table:table-cell office:value-type="currency" office:value="4065713.67" table:style-name="ce15">
            <text:p>£4,065,713.67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5" table:style-name="ce33">
            <text:p>5</text:p>
          </table:table-cell>
          <table:table-cell office:value-type="float" office:value="4.5999999999999996" table:style-name="ce37">
            <text:p>4.60</text:p>
          </table:table-cell>
          <table:table-cell office:value-type="float" office:value="9" table:style-name="ce36">
            <text:p>9</text:p>
          </table:table-cell>
          <table:table-cell office:value-type="float" office:value="8.6" table:style-name="ce55">
            <text:p>8.60</text:p>
          </table:table-cell>
          <table:table-cell office:value-type="float" office:value="39" table:style-name="ce54">
            <text:p>39</text:p>
          </table:table-cell>
          <table:table-cell office:value-type="float" office:value="38.799999999999997" table:style-name="ce121">
            <text:p>38.8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39">
            <text:p>1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6" table:content-validation-name="val2" table:style-name="ce109">
            <text:p>56</text:p>
          </table:table-cell>
          <table:table-cell office:value-type="float" office:value="54.43" table:content-validation-name="val2" table:style-name="ce108">
            <text:p>54.43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85">
            <text:p>1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.00</text:p>
          </table:table-cell>
          <table:table-cell office:value-type="float" office:value="57" table:content-validation-name="val2" table:style-name="ce113">
            <text:p>57</text:p>
          </table:table-cell>
          <table:table-cell office:value-type="float" office:value="55.43" table:content-validation-name="val2" table:style-name="ce114">
            <text:p>55.43</text:p>
          </table:table-cell>
          <table:table-cell office:value-type="currency" office:value="162742.98000000001" table:content-validation-name="val1" table:style-name="ce12">
            <text:p>£162,742.98</text:p>
          </table:table-cell>
          <table:table-cell office:value-type="currency" office:value="646.27" table:content-validation-name="val1" table:style-name="ce12">
            <text:p>£646.2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0252.42" table:content-validation-name="val1" table:style-name="ce12">
            <text:p>£40,252.42</text:p>
          </table:table-cell>
          <table:table-cell office:value-type="currency" office:value="16758.57" table:content-validation-name="val1" table:style-name="ce12">
            <text:p>£16,758.57</text:p>
          </table:table-cell>
          <table:table-cell office:value-type="currency" office:value="220400.24" table:style-name="ce13">
            <text:p>£220,400.24</text:p>
          </table:table-cell>
          <table:table-cell office:value-type="currency" office:value="2475.5500000000002" table:content-validation-name="val1" table:style-name="ce14">
            <text:p>£2,475.5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475.5500000000002" table:style-name="ce13">
            <text:p>£2,475.55</text:p>
          </table:table-cell>
          <table:table-cell office:value-type="currency" office:value="222875.78999999998" table:style-name="ce15">
            <text:p>£222,875.79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4" table:style-name="ce34">
            <text:p>84</text:p>
          </table:table-cell>
          <table:table-cell office:value-type="float" office:value="72.69" table:style-name="ce38">
            <text:p>72.69</text:p>
          </table:table-cell>
          <table:table-cell office:value-type="float" office:value="88" table:style-name="ce39">
            <text:p>88</text:p>
          </table:table-cell>
          <table:table-cell office:value-type="float" office:value="87.18" table:style-name="ce56">
            <text:p>87.18</text:p>
          </table:table-cell>
          <table:table-cell office:value-type="float" office:value="72" table:style-name="ce57">
            <text:p>72</text:p>
          </table:table-cell>
          <table:table-cell office:value-type="float" office:value="70.39" table:style-name="ce122">
            <text:p>70.39</text:p>
          </table:table-cell>
          <table:table-cell office:value-type="float" office:value="16" table:style-name="ce123">
            <text:p>16</text:p>
          </table:table-cell>
          <table:table-cell office:value-type="float" office:value="15.5" table:style-name="ce140">
            <text:p>15.5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0" table:content-validation-name="val2" table:style-name="ce109">
            <text:p>270</text:p>
          </table:table-cell>
          <table:table-cell office:value-type="float" office:value="250.88" table:content-validation-name="val2" table:style-name="ce108">
            <text:p>250.88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74" table:content-validation-name="val2" table:style-name="ce113">
            <text:p>274</text:p>
          </table:table-cell>
          <table:table-cell office:value-type="float" office:value="254.28" table:content-validation-name="val2" table:style-name="ce114">
            <text:p>254.28</text:p>
          </table:table-cell>
          <table:table-cell office:value-type="currency" office:value="772653.82" table:content-validation-name="val1" table:style-name="ce12">
            <text:p>£772,653.82</text:p>
          </table:table-cell>
          <table:table-cell office:value-type="currency" office:value="18064.12" table:content-validation-name="val1" table:style-name="ce12">
            <text:p>£18,064.12</text:p>
          </table:table-cell>
          <table:table-cell office:value-type="currency" office:value="3750" table:content-validation-name="val1" table:style-name="ce12">
            <text:p>£3,750.00</text:p>
          </table:table-cell>
          <table:table-cell office:value-type="currency" office:value="25225.97" table:content-validation-name="val1" table:style-name="ce12">
            <text:p>£25,225.97</text:p>
          </table:table-cell>
          <table:table-cell office:value-type="currency" office:value="183265.43" table:content-validation-name="val1" table:style-name="ce12">
            <text:p>£183,265.43</text:p>
          </table:table-cell>
          <table:table-cell office:value-type="currency" office:value="83862.62" table:content-validation-name="val1" table:style-name="ce12">
            <text:p>£83,862.62</text:p>
          </table:table-cell>
          <table:table-cell office:value-type="currency" office:value="1086821.96" table:style-name="ce13">
            <text:p>£1,086,821.9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2280" table:content-validation-name="val1" table:style-name="ce14">
            <text:p>£62,280.00</text:p>
          </table:table-cell>
          <table:table-cell office:value-type="currency" office:value="62280" table:style-name="ce13">
            <text:p>£62,280.00</text:p>
          </table:table-cell>
          <table:table-cell office:value-type="currency" office:value="1149101.96" table:style-name="ce15">
            <text:p>£1,149,101.96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9" table:style-name="ce35">
            <text:p>9</text:p>
          </table:table-cell>
          <table:table-cell office:value-type="float" office:value="8.6" table:style-name="ce40">
            <text:p>8.60</text:p>
          </table:table-cell>
          <table:table-cell office:value-type="float" office:value="10" table:style-name="ce41">
            <text:p>10</text:p>
          </table:table-cell>
          <table:table-cell office:value-type="float" office:value="8.69" table:style-name="ce58">
            <text:p>8.69</text:p>
          </table:table-cell>
          <table:table-cell office:value-type="float" office:value="96" table:style-name="ce59">
            <text:p>96</text:p>
          </table:table-cell>
          <table:table-cell office:value-type="float" office:value="94.63" table:style-name="ce124">
            <text:p>94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23" table:content-validation-name="val2" table:style-name="ce109">
            <text:p>123</text:p>
          </table:table-cell>
          <table:table-cell office:value-type="float" office:value="119.50999999999999" table:content-validation-name="val2" table:style-name="ce108">
            <text:p>119.5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123" table:content-validation-name="val2" table:style-name="ce113">
            <text:p>123</text:p>
          </table:table-cell>
          <table:table-cell office:value-type="float" office:value="119.50999999999999" table:content-validation-name="val2" table:style-name="ce114">
            <text:p>119.51</text:p>
          </table:table-cell>
          <table:table-cell office:value-type="currency" office:value="316684.53000000003" table:content-validation-name="val1" table:style-name="ce12">
            <text:p>£316,684.53</text:p>
          </table:table-cell>
          <table:table-cell office:value-type="currency" office:value="5572.13" table:content-validation-name="val1" table:style-name="ce12">
            <text:p>£5,572.1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8961.67" table:content-validation-name="val1" table:style-name="ce12">
            <text:p>£78,961.67</text:p>
          </table:table-cell>
          <table:table-cell office:value-type="currency" office:value="32309.74" table:content-validation-name="val1" table:style-name="ce12">
            <text:p>£32,309.74</text:p>
          </table:table-cell>
          <table:table-cell office:value-type="currency" office:value="433528.07" table:style-name="ce13">
            <text:p>£433,528.07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33528.07" table:style-name="ce15">
            <text:p>£433,528.07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8-28T13:47:14Z</dc:date>
  </office:meta>
</office:document-meta>
</file>